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998" officeooo:paragraph-rsid="0018f998"/>
    </style:style>
    <style:style style:name="P2" style:family="paragraph" style:parent-style-name="Standard">
      <style:text-properties officeooo:rsid="001944a6" officeooo:paragraph-rsid="001944a6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944a6" officeooo:paragraph-rsid="001944a6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9b47e" officeooo:paragraph-rsid="0019b47e"/>
    </style:style>
    <style:style style:name="T1" style:family="text">
      <style:text-properties officeooo:rsid="0019b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№37</text:p>
      <text:p text:style-name="P1"/>
      <text:p text:style-name="P2">Працівник вважається прийнятим на роботу після підписання трудового договору між працівником і працедавцем або після видання наказу про прийняття на роботу працівника.</text:p>
      <text:p text:style-name="P2"/>
      <text:p text:style-name="P3">Працівник не може бути допущений до роботи без укладення трудового договору, оформленого наказом чи розпорядженням власника або уповноваженого ним органу, та повідомлення центрального органу виконавчої влади з питань забезпечення формування та реалізації державної політики з адміністрування єдиного внеску на загальнообов’язкове державне соціальне страхування про прийняття працівника на роботу в порядку, встановленому Кабінетом Міністрів України. - ст.24 ТК України</text:p>
      <text:p text:style-name="P3"/>
      <text:p text:style-name="P3">Отже пан Чебикін повинен був вимагати <text:span text:style-name="T1">видачі наказу про прийняття на роботу перед тим як безпосередньо розпочати роботу. Тож, формально, пан Чебикін працював нелегально і компанія не зобов’язана нічого виплачувати йому.</text:span></text:p>
      <text:p text:style-name="P4">Зі сторони начальника відділу – він повинен був піти до засткпника директора та проінформувати того про прийняття працівника на роботу, таким чином, щоб заступник директора таки видав наказ.</text:p>
      <text:p text:style-name="P4"/>
      <text:p text:style-name="P4">Тож в даній ситуації компанія порушила закон допустивши працівника до роботи без видачі наказу, а працівник припустився помилки не вимагавши наказу перед виходом на робо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8:54.761817968</meta:creation-date>
    <dc:date>2019-03-24T13:06:07.613144256</dc:date>
    <meta:editing-duration>PT6M52S</meta:editing-duration>
    <meta:editing-cycles>1</meta:editing-cycles>
    <meta:document-statistic meta:table-count="0" meta:image-count="0" meta:object-count="0" meta:page-count="1" meta:paragraph-count="6" meta:word-count="165" meta:character-count="1226" meta:non-whitespace-character-count="1066"/>
    <meta:generator>LibreOffice/6.0.6.2$Linux_X86_64 LibreOffice_project/00m0$Build-2</meta:generator>
  </office:meta>
</office:document-meta>
</file>